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5" style:family="text">
      <style:text-properties fo:font-size="12.00pt" fo:font-weight="bold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style:use-window-font-color="true"/>
    </style:style>
    <style:style style:name="T1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7" style:family="text">
      <style:text-properties fo:font-size="12.00pt" fo:font-weight="bold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style:use-window-font-color="true"/>
    </style:style>
    <style:style style:name="T1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9" style:family="text">
      <style:text-properties fo:font-size="12.00pt" fo:font-weight="bold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style:use-window-font-color="true"/>
    </style:style>
    <style:style style:name="T2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1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2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3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5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2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7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2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9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3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1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3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3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3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5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3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7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3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9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4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1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4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<text:s text:c="4"/>Створення Фітнес - програми</text:span><text:span text:style-name="T2"/></text:p>
      <text:p text:style-name="P2"><text:span text:style-name="T2"/></text:p>
      <text:p text:style-name="P2"><text:span text:style-name="T3"><text:s text:c="17"/>Етап проектування</text:span></text:p>
      <text:p text:style-name="P2"><text:span text:style-name="T4"/></text:p>
      <text:p text:style-name="P2"><text:span text:style-name="T5"><text:s text:c="2"/>У нашій программі буде реалізовано патерн MVC.</text:span></text:p>
      <text:p text:style-name="P2"><text:span text:style-name="T6"/></text:p>
      <text:p text:style-name="P2"><text:span text:style-name="T7">За основу було взято патерн<text:s/></text:span><text:span text:style-name="T8">MVC</text:span><text:span text:style-name="T9">. Цей патерн був обраний оскільки дозволяє відокремити уявлення від логіки. В більшості випадків такий підхід виправданий.</text:span></text:p>
      <text:p text:style-name="P2"><text:span text:style-name="T9"/></text:p>
      <text:p text:style-name="P2"><text:span text:style-name="T10">MVC</text:span><text:span text:style-name="T11"><text:s/></text:span><text:span text:style-name="T12">–</text:span><text:span text:style-name="T13"><text:s/></text:span><text:span text:style-name="T14">поділяємо на 3 частини.</text:span></text:p>
      <text:p text:style-name="P2"><text:span text:style-name="T14"/></text:p>
      <text:p text:style-name="P2"><text:span text:style-name="T15">1 частина Мodel<text:s/></text:span><text:span text:style-name="T16">- опис наших об'єктів, нашої області представлення.</text:span></text:p>
      <text:p text:style-name="P2"><text:span text:style-name="T16"/></text:p>
      <text:p text:style-name="P2"><text:span text:style-name="T16">- Activity.cs (public int Id(get;set)- опис полів, властивостей, методів</text:span></text:p>
      <text:p text:style-name="P2"><text:span text:style-name="T16">- Eating.cs</text:span></text:p>
      <text:p text:style-name="P2"><text:span text:style-name="T16">- Exercise.cs</text:span></text:p>
      <text:p text:style-name="P2"><text:span text:style-name="T16">- Food.cs</text:span></text:p>
      <text:p text:style-name="P2"><text:span text:style-name="T16">- Gender.cs</text:span></text:p>
      <text:p text:style-name="P2"><text:span text:style-name="T16">- User.cs</text:span></text:p>
      <text:p text:style-name="P2"><text:span text:style-name="T16"/></text:p>
      <text:p text:style-name="P2"><text:span text:style-name="T16">на основі Model ми можемо автоматично генерувати Базу Даних, оскільки вона генерується щільно з Entity Framework.</text:span></text:p>
      <text:p text:style-name="P2"><text:span text:style-name="T16"/></text:p>
      <text:p text:style-name="P2"><text:span text:style-name="T17">2 частина Сontroller<text:s/></text:span><text:span text:style-name="T18">- прописуємо основну логіку BL Business Logic, тобто як працюють і взаємодіють наші об'єкти прописуємо в Controller.</text:span></text:p>
      <text:p text:style-name="P2"><text:span text:style-name="T18"/></text:p>
      <text:p text:style-name="P2"><text:span text:style-name="T18">- EatingControllerTests.cs.</text:span></text:p>
      <text:p text:style-name="P2"><text:span text:style-name="T18">- ExerciseControllerTests.cs.</text:span></text:p>
      <text:p text:style-name="P2"><text:span text:style-name="T18">- UserControllerTests.cs.</text:span></text:p>
      <text:p text:style-name="P2"><text:span text:style-name="T18"/></text:p>
      <text:p text:style-name="P2"><text:span text:style-name="T19">3 частина View<text:s/></text:span><text:span text:style-name="T20">- частина де реалізується наше уявлення, інтерфейс користувача, відповідно наш інтерфейс працює з контролером. У View не рекомендується вміщувати логіку, оскільки інтерфейс може змінитися тоді необхідно або дублювати код тому зростає можливість помилок.</text:span></text:p>
      <text:p text:style-name="P2"><text:span text:style-name="T20"/></text:p>
      <text:p text:style-name="P2"><text:span text:style-name="T21">Також у нашій программі використовуватимемо модульні тести.</text:span></text:p>
      <text:p text:style-name="P2"><text:span text:style-name="T22"/></text:p>
      <text:p text:style-name="P2"><text:span text:style-name="T23">ТЕСТИ</text:span><text:span text:style-name="T24"><text:s/>- певний допоміжний код, який дозволяє в автоматичному режимі перевірити коректність написаного нами коду.</text:span></text:p>
      <text:p text:style-name="P2"><text:span text:style-name="T24"/></text:p>
      <text:p text:style-name="P2"><text:span text:style-name="T24">Створюємо метод, який викликає наш початковий метод, ту логіку, яка там реалізована.</text:span></text:p>
      <text:p text:style-name="P2"><text:span text:style-name="T24"/></text:p>
      <text:p text:style-name="P2"><text:span text:style-name="T24">Шляхи поведінки ТЕСТА:</text:span></text:p>
      <text:p text:style-name="P2"><text:span text:style-name="T24"><text:s/>- Вхідні параметри (які ми задаємо)</text:span></text:p>
      <text:p text:style-name="P2"><text:span text:style-name="T24"><text:s/>- Очікування</text:span></text:p>
      <text:p text:style-name="P2"><text:span text:style-name="T24"><text:s/>- Поведінка</text:span></text:p>
      <text:p text:style-name="P2"><text:span text:style-name="T24"/></text:p>
      <text:p text:style-name="P2"><text:span text:style-name="T25">Також у нашій программі буде реалізовано систему словника.</text:span></text:p>
      <text:p text:style-name="P2"><text:span text:style-name="T26"/></text:p>
      <text:p text:style-name="P2"><text:span text:style-name="T27">lable = name Ru Eng.</text:span><text:span text:style-name="T28"/></text:p>
      <text:p text:style-name="P2"><text:span text:style-name="T28"/></text:p>
      <text:p text:style-name="P2"><text:span text:style-name="T28">У нашому випадку ми зробили подвійну систему словника Ru та Eng. У якому можемо перемикати мови програми між собою залежно від якої нам потрібен.</text:span></text:p>
      <text:p text:style-name="P2"><text:span text:style-name="T28">Локалізуємо наш інтерфейс, додавши папку, яку назвемо Languages. До цієї папки додамо файли ресурсів: Messages-ru-ru.resx, Messages.en-us.resx. Після додавання наших файлів у нас відкриється форма, в якій ми зможемо додавати потрібні нам дані.</text:span></text:p>
      <text:p text:style-name="P2"><text:span text:style-name="T28">Перевага ресурсів полягає в тому, що вони включаються безпосередньо в складання Ex файл.</text:span></text:p>
      <text:p text:style-name="P2"><text:span text:style-name="T28"/></text:p>
      <text:p text:style-name="P2"><text:span text:style-name="T28"/></text:p>
      <text:p text:style-name="P2"><text:span text:style-name="T29">Також у нашій программі використано технологію Entity Framework.</text:span></text:p>
      <text:p text:style-name="P2"><text:span text:style-name="T30"/></text:p>
      <text:p text:style-name="P2"><text:span text:style-name="T30">Ми використовуємо цю технологію для записування даних не тільки у текстові файли, а безпосередньо у базу даних SQL.</text:span></text:p>
      <text:p text:style-name="P2"><text:span text:style-name="T30">Ми можемо легко змінювати поведінку запису в нашому класі<text:s/></text:span><text:span text:style-name="T31">Сontrollerbase<text:s/></text:span><text:span text:style-name="T32">замінюючи<text:s/></text:span><text:span text:style-name="T33">SerializeDataSaver</text:span><text:span text:style-name="T34"><text:s/>на<text:s/></text:span><text:span text:style-name="T35">DataBaseDataSaver.</text:span><text:span text:style-name="T36"/></text:p>
      <text:p text:style-name="P2"><text:span text:style-name="T36"/></text:p>
      <text:p text:style-name="P2"><text:span text:style-name="T37">Також у нашій программі використано технологію впровадження залежності DI (Dependency injection)</text:span></text:p>
      <text:p text:style-name="P2"><text:span text:style-name="T37"/></text:p>
      <text:p text:style-name="P2"><text:span text:style-name="T38">Наш основний клас залежатиме від абстракції. У нашому випадку абстракція буде інтерфейсом. А сам Інтерфейс визначає, що є даний метод. Але самі деталі реалізації, як він буде реалізований нашому основному методу не цікаві. Тим самим ми робимо нашу програму легко розширюваною, більш гнучкою і яка в ході розробки здатна змінювати свою поведінку залежно від певних параметрів.</text:span></text:p>
      <text:p text:style-name="P2"><text:span text:style-name="T38"><text:s/></text:span></text:p>
      <text:p text:style-name="P2"><text:span text:style-name="T39">Також у нашій программі буде додано проект установника.</text:span></text:p>
      <text:p text:style-name="P2"><text:span text:style-name="T40"/></text:p>
      <text:p text:style-name="P2"><text:span text:style-name="T40">Додамо в наш додаток проект установника за допомогою<text:s/></text:span><text:span text:style-name="T41">Visual Studio Installer.<text:s/></text:span><text:span text:style-name="T42">За допомогою спеціального конструктора ми можемо додавати всі необхідні компоненти, які нам потрібно включити в наш установник. Наприклад: ярлик на робочому столі, ярлик в папці меню пуск. Тим самим ми повністю керуємо процесом встановлення програми.</text:span></text:p>
      <text:p text:style-name="P2"><text:span text:style-name="T42"/></text:p>
      <text:p text:style-name="P2"><text:span text:style-name="T42"/></text:p>
      <text:p text:style-name="P2"><text:span text:style-name="T4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